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 style:master-page-name="First_20_Page">
      <style:paragraph-properties fo:text-align="center" style:justify-single-word="false" style:page-number="5" fo:break-before="auto" fo:break-after="auto"/>
      <style:text-properties fo:font-size="96pt" officeooo:rsid="000a3642" officeooo:paragraph-rsid="000a3642" style:font-size-asian="96pt" style:font-size-complex="96pt"/>
    </style:style>
    <style:style style:name="P3" style:family="paragraph" style:parent-style-name="Standard" style:master-page-name="">
      <style:paragraph-properties fo:text-align="center" style:justify-single-word="false" style:page-number="auto" fo:break-before="page" style:writing-mode="page"/>
      <style:text-properties fo:font-size="96pt" officeooo:rsid="000a3642" officeooo:paragraph-rsid="0017612e" style:font-size-asian="96pt" style:font-size-complex="96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page-number text:select-page="current">5</text:page-number></text:p>
      <text:p text:style-name="P3"><text:page-number text:select-page="current">6</text:page-number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Times New Roman" fo:font-family="'Times New Roman'" style:font-family-generic="roman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FreeSans1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5.399cm" style:type="center"/>
          <style:tab-stop style:position="10.8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5.399cm" style:type="center"/>
          <style:tab-stop style:position="10.8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14.801cm" fo:page-height="10.5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0.5cm" fo:page-height="14.801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0.5cm" fo:page-height="14.801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14.801cm" fo:page-height="10.5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0</text:page-number></text:p>
      </style:footer>
    </style:master-page>
    <style:master-page style:name="First_20_Page" style:display-name="First Page" style:page-layout-name="Mpm2" style:next-style-name="Landscape"/>
    <style:master-page style:name="Index" style:page-layout-name="Mpm2"/>
    <style:master-page style:name="Endnote" style:page-layout-name="Mpm3"/>
    <style:master-page style:name="Landscape" style:page-layout-name="Mpm4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25T14:25:08.000283510</meta:creation-date>
    <dc:date>2020-12-26T10:15:00.415011088</dc:date>
    <meta:editing-duration>PT13M23S</meta:editing-duration>
    <meta:editing-cycles>16</meta:editing-cycles>
    <meta:generator>LibreOffice/6.4.7.2$Linux_X86_64 LibreOffice_project/40$Build-2</meta:generator>
    <meta:document-statistic meta:table-count="0" meta:image-count="0" meta:object-count="0" meta:page-count="2" meta:paragraph-count="3" meta:word-count="3" meta:character-count="3" meta:non-whitespace-character-count="3"/>
  </office:meta>
</office:document-meta>
</file>